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8c9" officeooo:paragraph-rsid="000b78c9" style:font-weight-asian="bold" style:font-weight-complex="bold"/>
    </style:style>
    <style:style style:name="P2" style:family="paragraph" style:parent-style-name="Standard">
      <style:text-properties fo:font-weight="normal" officeooo:rsid="000b78c9" officeooo:paragraph-rsid="000b78c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e:</text:p>
      <text:p text:style-name="P1"/>
      <text:p text:style-name="P2">To secure a position in data science and software development where I can apply my software development background and first-year data science knowledge while acquiring new technical skills in a professional environ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6:18:36.960521527</meta:creation-date>
    <dc:date>2025-04-16T16:25:40.859809261</dc:date>
    <meta:editing-duration>PT7M4S</meta:editing-duration>
    <meta:editing-cycles>1</meta:editing-cycles>
    <meta:generator>LibreOffice/24.2.4.2$Linux_X86_64 LibreOffice_project/420$Build-2</meta:generator>
    <meta:document-statistic meta:table-count="0" meta:image-count="0" meta:object-count="0" meta:page-count="1" meta:paragraph-count="2" meta:word-count="33" meta:character-count="230" meta:non-whitespace-character-count="199"/>
  </office:meta>
</office:document-meta>
</file>